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69343" officeooo:paragraph-rsid="00069343"/>
    </style:style>
    <style:style style:name="P2" style:family="paragraph" style:parent-style-name="Standard">
      <style:text-properties officeooo:rsid="0008d853" officeooo:paragraph-rsid="0008d853"/>
    </style:style>
    <style:style style:name="T1" style:family="text">
      <style:text-properties officeooo:rsid="0007de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General thing about reproduction mode and fitness</text:span></text:p>
      <text:p text:style-name="P1">- <text:span text:style-name="T1">Intro parthenogenesis</text:span></text:p>
      <text:p text:style-name="P1">- Chalcidoidea = large superfamily -&gt; good</text:p>
      <text:p text:style-name="P1">- Prior supposition we want to test</text:p>
      <text:p text:style-name="P1">- Methods</text:p>
      <text:p text:style-name="P1">- Unexpected results, why unexpected ?</text:p>
      <text:p text:style-name="P1">- potential impact</text:p>
      <text:p text:style-name="P1"/>
      <text:p text:style-name="P2">Many arthrophods reproduce asexu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7:42:22.157055759</meta:creation-date>
    <dc:date>2016-11-16T23:14:34.954627240</dc:date>
    <meta:editing-duration>PT4H41M33S</meta:editing-duration>
    <meta:editing-cycles>5</meta:editing-cycles>
    <meta:generator>LibreOffice/5.1.6.2.0$Linux_X86_64 LibreOffice_project/10$Build-2</meta:generator>
    <meta:document-statistic meta:table-count="0" meta:image-count="0" meta:object-count="0" meta:page-count="1" meta:paragraph-count="8" meta:word-count="40" meta:character-count="253" meta:non-whitespace-character-count="221"/>
  </office:meta>
</office:document-meta>
</file>